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Verdana" svg:font-family="Verdana"/>
    <style:font-face style:name="Liberation Mono" svg:font-family="'Liberation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Devanagari" svg:font-family="'Adobe Devanagari'" style:font-family-generic="system" style:font-pitch="variable"/>
    <style:font-face style:name="Adobe Heiti Std R" svg:font-family="'Adobe Heiti Std 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CH"/>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 style:family="paragraph" style:parent-style-name="Text_20_body">
      <style:text-properties fo:font-weight="normal"/>
    </style:style>
    <style:style style:name="P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1" fo:font-size="19.5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ffffff"/>
    </style:style>
    <style:style style:name="P8"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ffffff"/>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fffff"/>
    </style:style>
    <style:style style:name="P12" style:family="paragraph" style:parent-style-name="Text_20_body">
      <style:paragraph-properties fo:margin-top="0in" fo:margin-bottom="0in" loext:contextual-spacing="false" fo:line-height="120%" style:writing-mode="lr-tb"/>
      <style:text-properties fo:font-weight="normal"/>
    </style:style>
    <style:style style:name="P13" style:family="paragraph" style:parent-style-name="Text_20_body">
      <style:paragraph-properties fo:margin-top="0in" fo:margin-bottom="0in" loext:contextual-spacing="false" fo:line-height="120%" fo:text-align="justify" style:justify-single-word="false" style:writing-mode="lr-tb"/>
      <style:text-properties fo:font-weight="normal"/>
    </style:style>
    <style:style style:name="P14"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15" style:family="paragraph" style:parent-style-name="Text_20_body" style:list-style-name="L2">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ffffff"/>
    </style:style>
    <style:style style:name="P16" style:family="paragraph" style:parent-style-name="Text_20_body" style:list-style-name="L3">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ffffff"/>
    </style:style>
    <style:style style:name="P17" style:family="paragraph" style:parent-style-name="Text_20_body">
      <style:text-properties fo:font-weight="normal"/>
    </style:style>
    <style:style style:name="P18"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fffff"/>
    </style:style>
    <style:style style:name="P20" style:family="paragraph" style:parent-style-name="Heading_20_1">
      <style:paragraph-properties fo:margin-top="0.3335in" fo:margin-bottom="0.0835in" loext:contextual-spacing="false" fo:line-height="120%" style:writing-mode="lr-tb"/>
      <style:text-properties fo:font-variant="normal" fo:text-transform="none" fo:color="#000000" style:text-line-through-style="none" style:text-line-through-type="none" style:font-name="Times New Roman1" fo:font-size="15.75pt" fo:font-style="normal" style:text-underline-style="none" fo:font-weight="bold" style:text-blinking="false" fo:background-color="transparent"/>
    </style:style>
    <style:style style:name="P21" style:family="paragraph" style:parent-style-name="Heading_20_1">
      <style:paragraph-properties fo:margin-top="0.1665in" fo:margin-bottom="0.0835in" loext:contextual-spacing="false" fo:line-height="120%" style:writing-mode="lr-tb"/>
      <style:text-properties fo:font-variant="normal" fo:text-transform="none" fo:color="#000000" style:text-line-through-style="none" style:text-line-through-type="none" style:font-name="Verdana" fo:font-size="18pt" fo:font-style="normal" style:text-underline-style="none" fo:font-weight="bold" style:text-blinking="false" fo:background-color="transparent"/>
    </style:style>
    <style:style style:name="P22" style:family="paragraph" style:parent-style-name="Heading_20_1" style:master-page-name="MP0">
      <style:paragraph-properties fo:margin-top="0.3335in" fo:margin-bottom="0in" loext:contextual-spacing="false" style:page-number="auto" fo:break-before="page"/>
      <style:text-properties fo:font-variant="normal" fo:text-transform="none" fo:color="#000000" style:text-line-through-style="none" style:text-line-through-type="none" style:font-name="Times New Roman1" fo:font-size="15.7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1155cc" style:text-underline-style="solid" style:text-underline-width="auto" style:text-underline-color="font-color" fo:background-color="transparent" loext:char-shading-value="0"/>
    </style:style>
    <style:style style:name="T5" style:family="text">
      <style:text-properties fo:font-variant="normal" fo:text-transform="none" fo:color="#aa2233" style:text-line-through-style="none" style:text-line-through-type="none" style:font-name="Times New Roman1" fo:font-size="12pt" fo:font-style="normal" style:text-underline-style="none" fo:font-weight="bold" style:text-blinking="false" fo:background-color="#ffffff" loext:char-shading-value="0"/>
    </style:style>
    <style:style style:name="T6" style:family="text">
      <style:text-properties fo:font-variant="normal" fo:text-transform="none" fo:color="#4411dd" style:text-line-through-style="none" style:text-line-through-type="none" style:font-name="Times New Roman1" fo:font-size="12pt" fo:font-style="normal" style:text-underline-style="none" fo:font-weight="bold" style:text-blinking="false" fo:background-color="#ffffff"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docs-internal-guid-61d5167d-fda8-8826-baf0-0e36d5556a7e"/>SEMAINE 1</text:h>
      <text:p text:style-name="Text_20_body"/>
      <text:p text:style-name="P2">1.1 L'algorithme de «clamping» de la position devra être appliqué dans d'autres contextes que celui de la construction. Comment le coder pour que sa réutilisation dans une autre méthode de la classe Collider n'implique pas de duplication de code ?</text:p>
      <text:p text:style-name="Text_20_body"/>
      <text:p text:style-name="P3">Il s'agira ici de définir l'algorithme clamping comme une méthode de la classe Collider. On pourra donc faire appel au clamping à tout moment dans d'autres méthodes de la classe.</text:p>
      <text:p text:style-name="Text_20_body"/>
      <text:p text:style-name="P2">1.2 Comment utiliser des boucles pour éviter d'avoir un code trop répétitif dans la mise en oeuvre de cet algorithme directionTo() ?</text:p>
      <text:p text:style-name="Text_20_body"/>
      <text:p text:style-name="P3">Nous allons créer un std::vector de telle manière que ses éléments pourraient multiplier les variables ‘width’ et ‘height’ pour donner les positions relatives possibles du déplacement. Ensuite, on utilisera une boucle pour itérer sur ce std::vector et calculer les positions relatives, ainsi que la distance vers ces positions.</text:p>
      <text:p text:style-name="Text_20_body"/>
      <text:p text:style-name="P2">1.3 Quels arguments de méthodes, parmi celles qu'il vous été demandé de coder ci-dessus, vous semble-t-il judicieux de passer par référence constante ?</text:p>
      <text:p text:style-name="Text_20_body"/>
      <text:p text:style-name="P3">Les arguments des méthodes :</text:p>
      <text:p text:style-name="P3">- Collider ::directionTo(const Vec2d&amp; to) const</text:p>
      <text:p text:style-name="P3">- Collider ::directionTo(const Collider&amp; other) const</text:p>
      <text:p text:style-name="P3">- Collider ::distanceTo(const Vec2d&amp; to) const</text:p>
      <text:p text:style-name="P3">- Collider ::distanceTo(const Collider&amp; other) const</text:p>
      <text:p text:style-name="P3">- Collider ::move(const Vec2d&amp; dx)</text:p>
      <text:p text:style-name="P3">- Collider ::opérateur+=(const Vec2d&amp; dx)</text:p>
      <text:p text:style-name="P3">Dans ces dernières, aucun des arguments n’est modifié lors de l’appel à la méthode. On peut donc les passer tant que constants, et comme il s’agit d’objets, il serait efficace de les passer par référence.</text:p>
      <text:p text:style-name="Text_20_body"/>
      <text:p text:style-name="P2">1.4 Quelles méthodes parmi celles que l'on vous a demandé de coder ci-dessus vous semble-t-il judicieux de déclarer comme const ?</text:p>
      <text:p text:style-name="Text_20_body"/>
      <text:p text:style-name="P3">De la même manière, toutes les méthodes à l'exception de la méthode move et de sa surcharge via l'opérateur += peuvent être déclarées comme const: elles ne modifient rien aux attributs de la classe.</text:p>
      <text:p text:style-name="Text_20_body"/>
      <text:p text:style-name="P2"><text:soft-page-break/>1.5 Comment coder les trois opérateurs précédemment décrits en évitant toute duplication de code dans le fichier Collider.cpp ?</text:p>
      <text:p text:style-name="Text_20_body"/>
      <text:p text:style-name="P3">Pour éviter toute duplication du code, il faudra simplement que les méthodes retournent un appel aux méthodes booléennes codées précedemment : isColliding, isPointinside, isColliderinside.</text:p>
      <text:p text:style-name="Text_20_body"/>
      <text:p text:style-name="P2">1.6 Quelle surcharge choisissez-vous pour les opérateurs qu'il vous a été demandé de coder (interne ou externe) et comment justifiez-vous ce choix ?</text:p>
      <text:p text:style-name="Text_20_body"/>
      <text:p text:style-name="P3">Nous opterons pour des surcharges interne pour les opérateurs</text:p>
      <text:p text:style-name="P10">- operator&gt;</text:p>
      <text:p text:style-name="P10">- operator|</text:p>
      <text:p text:style-name="P10">- operator=</text:p>
      <text:p text:style-name="P10">- operator+=</text:p>
      <text:p text:style-name="P3">car ils opèrent sur les attributs de la classe, et comme les attributs sont privés, il faut que ces opérateurs soient dans la classe pour éviter les « friend ».</text:p>
      <text:p text:style-name="P3">L’operator &lt;&lt; opère sur un flot std::cout qui est a l’exterieur de la classe, et peut obtenir l’information dont il a besoin par des getter, il sera donc surchargé en externe.</text:p>
      <text:p text:style-name="Text_20_body"/>
      <text:p text:style-name="P2">1.7 Quels arguments de méthodes, parmi celles qu'il vous été demandé de coder ci-dessus, vous semble-t-il judicieux de passer par référence constante ?</text:p>
      <text:p text:style-name="Text_20_body"/>
      <text:p text:style-name="P3">Il semble judicieux de passer par référence les arguments de toutes les méthodes : aucune des méthodes ne fait d'opérations modifiant les arguments donnés.</text:p>
      <text:p text:style-name="Text_20_body"/>
      <text:p text:style-name="P2">1.8 Quelles méthodes parmi celles que l'on vous a demandé de coder ci-dessus vous semble-t-il judicieux de déclarer comme const ?</text:p>
      <text:p text:style-name="Text_20_body"/>
      <text:p text:style-name="P3">Les méthodes :</text:p>
      <text:p text:style-name="P3">- operator&gt;</text:p>
      <text:p text:style-name="P3">- operator|</text:p>
      <text:p text:style-name="P3">ne changent pas les attributs de la classe, donc peuvent être déclarés comme const.</text:p>
      <text:p text:style-name="P3">La méthode operator&lt;&lt; n’appartient pas à la classe et donc ne peut pas être déclarée comme const.</text:p>
      <text:p text:style-name="P3">Les autres méthodes (= et +=) changent les attributs, et donc ne peuvent pas être déclarées comme const.</text:p>
      <text:p text:style-name="Text_20_body"/>
      <text:h text:style-name="P20" text:outline-level="1">SEMAINE 2 &amp; 3:</text:h>
      <text:p text:style-name="Text_20_body"/>
      <text:p text:style-name="P2"><text:soft-page-break/>2.1 Quelle taille donnez-vous à cells_?</text:p>
      <text:p text:style-name="Text_20_body"/>
      <text:p text:style-name="P3">En toute logique, la taille correspond au nombre de cellules dans notre grille. La grille est carrée, le nombre de cellules est donc le nombre de cellules par ligne au carré (nombre de cellules existantes).</text:p>
      <text:p text:style-name="Text_20_body"/>
      <text:p text:style-name="P2">2.2 Ecrire getAppConfig()["simulation"]["world"] partout où l'on souhaite accéder à des paramètres du terrain est fastidieux. Comment proposez-vous de faciliter l'accès aux paramètres ?</text:p>
      <text:p text:style-name="Text_20_body"/>
      <text:p text:style-name="P3">Nous avons construit une méthode simulationWorld dans la classe World qui retourne la j::Value correspondant à getAppConfig()["simulation"]["world"]. Il suffira alors de faire appel à la fonction puis de préciser quelle valeur nous souhaitons obtenir.</text:p>
      <text:p text:style-name="Text_20_body"/>
      <text:p text:style-name="P2">2.3 Quelles méthodes seront invoquées pour réaliser ces initialisations et dans quel ordre?</text:p>
      <text:p text:style-name="Text_20_body"/>
      <text:p text:style-name="P3">Nous invoquerons les méthodes suivantes dans l'ordre dans lequel elles sont présentées :</text:p>
      <text:p text:style-name="P3">- reloadConfig, pour lire le fichier de configuration.</text:p>
      <text:p text:style-name="P3">- reloadCacheStructure, pour créer les textures Roche, Eau et Herbe, puis le cache avec les données du fichier de configuration.</text:p>
      <text:p text:style-name="P3">- updateCache, pour mettre a jour les informations du cache avec ce qui vient d'être réalisé.</text:p>
      <text:p text:style-name="Text_20_body"/>
      <text:p text:style-name="P2">2.4 Quel est l'avantage d'utiliser ces méthodes plutôt que d'associer au flot de lecture, la chaîne de caractère "res/world.map" directement ?</text:p>
      <text:p text:style-name="Text_20_body"/>
      <text:p text:style-name="P3">Ces méthodes permettent de changer, déplacer, renommer les fichiers sources utilisés, sans qu'il soit nécessaire au programmeur utilisateur de devoir changer à nouveau la chaîne de caractère associée au flot de lecture. Ils créent aussi une interface par laquelle on peut changer le ficher sans changer le code source, par exemple en donnant un autre fichier de config.</text:p>
      <text:p text:style-name="Text_20_body"/>
      <text:p text:style-name="P2">2.5 Que doit faire la méthode loadFromFile pour mettre à jour les attributs nécessaires au rendu graphique du terrain après l'initialisation de cells_ depuis un fichier ?</text:p>
      <text:p text:style-name="Text_20_body"/>
      <text:p text:style-name="P3">La méthode loadFromFile() doit créer les textures de Roche, Herbe et Eau, mais aussi mettre les cells_ prises du fichier dans le cache. Il faut donc appeler reloadCacheStructure et updateCache().</text:p>
      <text:p text:style-name="Text_20_body"/>
      <text:p text:style-name="P2">2.6 Comment choisissez vous de représenter l'ensemble seeds_ (la taille de cet ensemble est fixe pour une exécution donnée mais peut changer d'une exécution à l'autre).</text:p>
      <text:p text:style-name="Text_20_body"/>
      <text:p text:style-name="P3"><text:soft-page-break/>La taille est fixe, mais on ne peut utiliser un array car sa taille doit être connue au temps de compilation, or ici nous la donnons au temps d’exécution. Il est plus simple de passer par un vector.</text:p>
      <text:p text:style-name="Text_20_body"/>
      <text:h text:style-name="P20" text:outline-level="1">SEMAINE 4:</text:h>
      <text:p text:style-name="Text_20_body"/>
      <text:p text:style-name="P2">3.1 Pour le moment, dessiner un Env c'est simplement dessiner son terrain, lequel n'évolue pas une fois créé. Régénérer un Env c'est régénérer son terrain. Comment proposez-vous de coder le corps des méthodes Env::drawOn, Env::update et Env::reset ?.</text:p>
      <text:p text:style-name="Text_20_body"/>
      <text:p text:style-name="P3">Dans chacune de ces fonctions, on peut appeler les methodes du world, attribut de la classe. Si on ajoute plus d’attributs, on peut appeler leurs méthodes aussi.</text:p>
      <text:p text:style-name="Text_20_body"/>
      <text:p text:style-name="P2">3.2 Si vous regardez le code du noyau de simulation fourni Application.cpp, et en particulier sa méthode Application::handleEvent, vous verrez que la touche 'i' nécessite la définition d'une méthode loadWorldFromFile() qui, comme son nom l'indique, doit charger le terrain de l'environnement depuis un fichier. Comment codez-vous cette méthode et où l'utiliserez vous dans le code écrit jusqu'ici pour la classe Env?</text:p>
      <text:p text:style-name="Text_20_body"/>
      <text:p text:style-name="P18">On peut utiliser une méthode qui appelle la méthode loadfromFile() de World, cette méthode sera utilisée dans le constructeur de la classe Env.</text:p>
      <text:p text:style-name="Text_20_body"/>
      <text:p text:style-name="P12"><text:span text:style-name="T1">3.3 À quel(s) endroit(s) du code existant de World, l'algorithme</text:span><text:span text:style-name="T4"> </text:span><text:span text:style-name="T1">précédent doit-il être appliqué ? Comment sera t-il mis en oeuvre dans votre code (nouvelle(s) méthode(s))?</text:span></text:p>
      <text:p text:style-name="Text_20_body"/>
      <text:p text:style-name="P18">Quand une nouvelle cellule d’eau apparaît, elle doit avoir un impact sur l’humidité. Concrètement cela se passe au début, avec la génération du monde, on l’appelle donc avec steps et smooths.</text:p>
      <text:p text:style-name="Text_20_body"/>
      <text:p text:style-name="P2">3.4 La méthode updateCache parcourt déjà toutes les cellules (x,y) pour définir la transparence des sf::Quad des waterVertexes_, rockVertexes_ etc. Comment éviter un nouveau parcours de toutes les cellules (x,y) de humidityVertexes_?</text:p>
      <text:p text:style-name="Text_20_body"/>
      <text:p text:style-name="P18">Nous allons remplir le humidityVertexes_ tout simplement en même temps que nous remplissons les autres vertexes: il suffira d’un seul parcours pour tous.</text:p>
      <text:p text:style-name="Text_20_body"/>
      <text:p text:style-name="P2">3.5 Comme quasiment toutes les entités à modéliser, nos fleurs sont (aussi) des corps circulaires poussant dans un monde torique et avec lesquels il sera nécessaire de faire des tests <text:soft-page-break/>de collision (pour voir si les abeilles les touchent pour les butiner). Comment proposez-vous d'utiliser la classe Collider pour modéliser cet aspect ?</text:p>
      <text:p text:style-name="Text_20_body"/>
      <text:p text:style-name="P18">Les fleurs vont donc hériter de la classe Collider et d’ainsi ses attributs et ses méthodes.</text:p>
      <text:p text:style-name="Text_20_body"/>
      <text:p text:style-name="P2">3.6 Si l'on tire au sort l'indice dans la méthode de dessin, la texture de la fleur va changer à chaque appel à la méthode de dessin. Comment faire pour assurer que le choix de la texture se fasse une fois pour toute lors de la création de la fleur ?</text:p>
      <text:p text:style-name="Text_20_body"/>
      <text:p text:style-name="P18">Il ne faut pas tirer la texture au sort dans la méthode de dessin, nous utiliserons une autre méthode loadTexture() qui permettra d’obtenir l’unique texture d’une fleur, et la méthode de dessin aura comme paramètre cette texture. loadTexture() sera appelée dans le constructeur de Flower.</text:p>
      <text:p text:style-name="Text_20_body"/>
      <text:p text:style-name="P2">3.7 Comment coder cette collection si l'on anticipe que plus tard, il peut y avoir différentes sortes de fleurs (par exemple des fleurs contenant des toxines pour les abeilles) ?</text:p>
      <text:p text:style-name="Text_20_body"/>
      <text:p text:style-name="P18">La collection de fleurs sera un vecteur de pointeurs sur des fleurs: si l’on change la texture ou nature de la fleur, le pointeur pointera de toute manière sur son adresse et donc sur les changements.</text:p>
      <text:p text:style-name="Text_20_body"/>
      <text:p text:style-name="P2">3.8 Les fleurs appartiennent à l'environnement (Env) et ne peuvent vivre en dehors de lui (cela n'a pas de sens d'avoir la même fleur partagée entre plusieurs environnements/terrains par exemple). Quelle incidence cela a t-il sur la destruction d'un Env?</text:p>
      <text:p text:style-name="Text_20_body"/>
      <text:p text:style-name="P18">Les fleurs et donc la collection de fleurs et ce sur quoi elle pointe doit être détruit lors de la destruction de l’environnement.</text:p>
      <text:p text:style-name="Text_20_body"/>
      <text:p text:style-name="P2">3.9 La régénération d'un environnement (reset) implique de repartir d'un nouveau terrain et donc de supprimer aussi les fleurs. Comment suggérez-vous de procéder à ces suppressions (en évitant toute duplication de code) ?</text:p>
      <text:p text:style-name="Text_20_body"/>
      <text:p text:style-name="P18">Nous allons simplement parcourir la collection de fleurs et supprimer les pointeurs un par un à l’aide de delete puis “clear” le vecteur. </text:p>
      <text:p text:style-name="Text_20_body"/>
      <text:p text:style-name="P2">3.10 Quelle méthode existante doit être modifiée pour permettre le dessin des sources de fleurs nouvellement ajoutées?</text:p>
      <text:p text:style-name="Text_20_body"/>
      <text:p text:style-name="P3">Les fleurs sont desinés lors de l’appel de World::drawOn, qui appelle la methode drawOn de chaque fleur. On doit donc modifier la methode drawOn de World.</text:p>
      <text:p text:style-name="Text_20_body"><text:soft-page-break/></text:p>
      <text:p text:style-name="P2">3.11 Où placeriez-vous une telle méthode?</text:p>
      <text:p text:style-name="Text_20_body"/>
      <text:p text:style-name="P18">On peut placer une methode drawOn dans chaque fleur, puis une methode drawOn dans Env qui va appeler la methode de chaque fleur.</text:p>
      <text:p text:style-name="Text_20_body"/>
      <text:p text:style-name="P2">3.12 Quelle méthode de Env faut-il modifier et comment pour que l'évolution des fleurs deviennent visible lors de l'exécution du test graphique ?</text:p>
      <text:p text:style-name="Text_20_body"/>
      <text:p text:style-name="P18">Il faut modifier la méthode drawOn de Environment qui doit permettre le dessin des sources de fleurs: elle doit ainsi appeler la fonction drawOn des Flowers pour chaque fleur en itérant sur le tableau de pointeurs sur les fleurs.</text:p>
      <text:p text:style-name="Text_20_body"/>
      <text:p text:style-name="P2">3.13 Que devez-vous modifier et dans quelle classe pour faire en sorte que les fleurs de votre simulation meurent/disparaissent si leur quantité de pollen est/devient nulle ?</text:p>
      <text:p text:style-name="Text_20_body"/>
      <text:p text:style-name="P18">Il faut modifier la méthode update de Env qui lorsqu’elle itère sur la collection de fleurs doit vérifier si leur quantité de pollen n’est pas nulle. Si elle est nulle, le pointeur sur la fleur est supprimé et la fleur aussi.</text:p>
      <text:p text:style-name="Text_20_body"/>
      <text:p text:style-name="P2">3.14 Les classes fournies dans le répertoire Interface, à savoir Drawable et Updatable, fournissent deux méthodes polymorphiques drawOn et update. Quelles classes de votre conception actuelle serait-il bon de faire hériter de ces sous-classes ?</text:p>
      <text:p text:style-name="Text_20_body"/>
      <text:p text:style-name="P18">Il faut faire hériter Env de ces deux classes, ainsi que Flower. FlowerGenerator doit hériter seulement de Updatable, et World de Drawable.</text:p>
      <text:p text:style-name="Text_20_body"/>
      <text:p text:style-name="P2">3.15 Un objet de type World (et par conséquent un objet de type Env) est volumineux. Il est important de se prémunir d'une copie accidentelle d'un tel objet. Quelle(s) solution(s) proposeriez-vous pour satisfaire cette contrainte?</text:p>
      <text:p text:style-name="Text_20_body"/>
      <text:p text:style-name="P18">On peut ne pas permettre de copie en déclarant les méthodes de construction par copie ainsi que d’attribution (assign operator) comme delete.</text:p>
      <text:p text:style-name="Text_20_body"/>
      <text:p text:style-name="P2">3.16 Quelle modification doit être faite dans Env et dans quelle méthode pour permettre au générateur d'effectivement générer des fleurs dans l'environnement ?</text:p>
      <text:p text:style-name="Text_20_body"/>
      <text:p text:style-name="P18"><text:soft-page-break/>C’est la méthode update de Env qu’il faudra appeler la méthode update sur le flowerGenerator. </text:p>
      <text:p text:style-name="Text_20_body"/>
      <text:h text:style-name="P20" text:outline-level="1">SEMAINE 5/6:</text:h>
      <text:p text:style-name="Text_20_body"/>
      <text:p text:style-name="P2">4.1 Pourquoi à votre avis est-il nécessaire de modéliser l'ensemble des abeilles comme un ensemble de Bee*?</text:p>
      <text:p text:style-name="Text_20_body"/>
      <text:p text:style-name="P3">Il est envisageable que une abeille puisse changer de ruche, et donc on peut l’avoir tant que objet indépendant, avec un pointeur dans la classe. De plus, une abeille peut être relatuvement couteuse en memoir, ce qui rend la solution des pointeurs plus agréable, car on laisse le systeme décider ou placer cette memoire.</text:p>
      <text:p text:style-name="Text_20_body"/>
      <text:p text:style-name="P2">4.2 Au vu de ce qui précède, comment proposez-vous de modéliser la classe Hive (héritage, attributs, méthodes , ...) ?</text:p>
      <text:p text:style-name="Text_20_body"/>
      <text:p text:style-name="P3">Puisqu'elle peut être desinée et updaté, on hérite de Drawable et de Updatable, de même que de Collider pour permettre les collisions. Comme elle contient des abeilles, il faudrait les mettre dans un vecteur de pointeurs comme discuté précédament. </text:p>
      <text:p text:style-name="Text_20_body"/>
      <text:p text:style-name="P2">4.3 On souhaite ne pas permettre la copie d'une Hive ni l'affectation. Quelle(s) solution(s) proposeriez-vous pour satisfaire cette contrainte?</text:p>
      <text:p text:style-name="Text_20_body"/>
      <text:p text:style-name="P3">On peut déclarer des méthodes delete.</text:p>
      <text:p text:style-name="Text_20_body"/>
      <text:p text:style-name="P2">4.4 La question Q4.3 suggère que chaque ruche dispose de son propre ensemble d'abeilles et de sa propre quantité de nectar. Il ne fait par ailleurs pas beaucoup de sens de faire vivre les abeilles sans les rattacher à ruche particulière. Une Hive peut donc être considérée comme responsable de la durée de vie de ses propres abeilles. Quelle incidence cela a t-il sur la destruction d'une ruche ?</text:p>
      <text:p text:style-name="Text_20_body"/>
      <text:p text:style-name="P3">Quand une ruche est détruite, on détruit aussi toutes ces abeilles. On peut envisager que une portion d’elles migre vers une autre ruche, ce qui pourrait être implementer car c’est compatible avec notre conception de pointeurs comme attributes.</text:p>
      <text:p text:style-name="Text_20_body"/>
      <text:p text:style-name="P2">4.5 Fait-il sens de permettre au ruches de survivre à la destruction de l'environnement ?</text:p>
      <text:p text:style-name="Text_20_body"/>
      <text:p text:style-name="P3"><text:soft-page-break/>Pour le moment, cela ne fait pas sens, et donc il faudrait que le destructeur de Env face appel aux destructeurs de ces Hives.</text:p>
      <text:p text:style-name="Text_20_body"/>
      <text:p text:style-name="P2">4.6 Comment proposez-vous de procéder pour empêcher que les fleurs puissent pousser ou être plantées dans un endroit occupé par une ruche?</text:p>
      <text:p text:style-name="Text_20_body"/>
      <text:p text:style-name="P3">On peut ajouter du code dans Env::isGrowable qui fera cette vérification. En effet World::isGrowable vérifie si le terrain est correcte, maintenant Env peut vérifier la présence de ruches ou même d’autres fleurs.</text:p>
      <text:p text:style-name="Text_20_body"/>
      <text:p text:style-name="P2">4.7 Dessiner l'environnement c'est maintenant dessiner ses fleurs.. et ses ruches. Régénérer l'environnement implique la disparition des ruches existantes. Quelles modifications devez vous apporter au code existant pour mettre en oeuvre ces contraintes?</text:p>
      <text:p text:style-name="Text_20_body"/>
      <text:p text:style-name="P3">On met en place le code qu’il faut dans les destructeurs, drawOn et méthodes de regénération respectives.</text:p>
      <text:p text:style-name="Text_20_body"/>
      <text:p text:style-name="P2">4.8 Au vu de ce qui précède, comment proposez-vous de modéliser la classe Bee (héritage, attributs, méthodes , ...) ?</text:p>
      <text:p text:style-name="P3">La classe Bee va donc hériter de la classe Collider, Drawable et Updatable. Elle aura donc comme attributs ceux d’un collider plus une énergie, et les méthodes DrawOn et update.</text:p>
      <text:p text:style-name="Text_20_body"/>
      <text:p text:style-name="P2">4.9 La méthode getConfig est amenée à être redéfinie dans les sous-classes, que cela implique t-il dans sa définition ?</text:p>
      <text:p text:style-name="Text_20_body"/>
      <text:p text:style-name="P3">Elle doit être définie comme virtuelle.</text:p>
      <text:p text:style-name="Text_20_body"/>
      <text:p text:style-name="P2">4.10 Comment permettre de retrouver la texture de l'abeille de façon polymorphique (sachant que les sous-classes d'abeilles pourront chacune avoir une texture spécifique)?</text:p>
      <text:p text:style-name="Text_20_body"/>
      <text:p text:style-name="P3">Comme il y a une texture par sous-classe, on peut avoir la même méthode loadTexture, mais elle appelle à son tour getConfig, qui va retourner un objet différent selon le type de l’abeille.</text:p>
      <text:p text:style-name="Text_20_body"/>
      <text:p text:style-name="P3">Important:</text:p>
      <text:p text:style-name="P3">Dans C++, contrairement à Java, une méthode virtuelle pure d’une super-classe, implémentée dans une sous-classe, ne peut pas être appelée dans le constructeur de la super-classe. C’est pour cette raison la que nous avons des méthodes de resetConfig qui font l’initialisation d’une partie des variables. </text:p>
      <text:p text:style-name="Text_20_body"/>
      <text:p text:style-name="P2"><text:soft-page-break/>4.11 Quelles méthodes de quelles classes doivent-elle être modifiées et comment pour permettre de voir effectivement les abeilles voler ?</text:p>
      <text:p text:style-name="P3">Il faut modifier la méthode drawOn de Hive qui doit itérer sur bees_ et appeler drawOn pour chacune d’entre elle. Ainsi, quand drawOn sera appelé dans Environnment sur la ruche, les abeilles se dessineront également.</text:p>
      <text:p text:style-name="Text_20_body"/>
      <text:p text:style-name="P2">4.12 Que devez-vous modifier et dans quelle classe pour faire en sorte que les abeilles meurent/disparaissent si leur énergie devient nulle ?</text:p>
      <text:p text:style-name="P3">Il faut modifier la méthode update de Hive qui vérifiera que l’energie des abeilles n’est pas nulle (grâce à la méthode isDead()) avant d’appeler leur méthode update. Si l’énergie est nulle, alors elles seront effacées.</text:p>
      <text:p text:style-name="Text_20_body"/>
      <text:h text:style-name="P21" text:outline-level="1">SEMAINE 8/9:</text:h>
      <text:p text:style-name="Text_20_body"/>
      <text:p text:style-name="P2">5.1 A quels paramètres correspondent les fichiers de texture associés à chacune des abeilles dans les appX.json fournis?</text:p>
      <text:p text:style-name="P18">Les textures respectives des abeilles correspondent aux images avec les noms contenus dans [“simulation”][“bees][“scout”][“texture”] et  [“simulation”][“bees][“worker”][“texture”].</text:p>
      <text:p text:style-name="Text_20_body"/>
      <text:p text:style-name="P2">5.2 Comme pour toute les classes codées précédemment, il est utile d'envisager des méthodes retournant les paramètres spécifiques d'une éclaireuse ou d'une butineuse (donc sous ["simulation"]["bees"]["scout"] et ["simulation"]["bees"]["worker"] dans les fichiers de configuration). Vous avez peut-être déjà codé une telle méthode pour les Bee. Comment coder/modifier cette/ces méthode(s)  :</text:p>
      <text:list xml:id="list4089887737987089483" text:style-name="L1">
        <text:list-item>
          <text:p text:style-name="P14">pour remplacer par des paramètres spécifiques aux sous-types d'abeilles ce qui était relatif à "generic bee" dans les fichier appX.json;</text:p>
        </text:list-item>
        <text:list-item>
          <text:p text:style-name="P14">pour que les Bee ne soient plus instantiables en tant que telles;</text:p>
        </text:list-item>
        <text:list-item>
          <text:p text:style-name="P14">pour que le dessin de chaque sous-type d'abeille se fasse avec sa texture spécifique, sans qu'il soit nécessaire de redéfinir drawOn dans les sous-classes de Bee?</text:p>
        </text:list-item>
      </text:list>
      <text:p text:style-name="Text_20_body"/>
      <text:p text:style-name="P3">Nous utiliserons la méthode getConfig définie dans scoutBee et workerBee qui doit s’adapter au type de l’abeille de manière polymorphique. Si elle est appelée par une scoutBee, elle retournera les paramètres spécifiques à une scoutBee et sinon le contraire. La texture spécifique sera donc obtenu au moyen de cette fonction, et tout les paramètres d’une abeille seront intialisées grâce à cette fonction. La méthode drawOn peut être définie seulement dans Bee grâce à cette méthode. Ainsi, une abeille en tant que telle n’est plus instantiable car elle ne possède pas de méthode getConfig définie.</text:p>
      <text:p text:style-name="P4"><text:line-break/></text:p>
      <text:p text:style-name="P13"><text:soft-page-break/><text:span text:style-name="T2">5.3 On suppose que les ensembles d'états dans lesquels peuvent se trouver les </text:span><text:span text:style-name="T5">ScoutBee</text:span><text:span text:style-name="T3"> </text:span><text:span text:style-name="T2">et </text:span><text:span text:style-name="T5">WorkerBee</text:span><text:span text:style-name="T3"> </text:span><text:span text:style-name="T2">sont connus et identique pour toutes les abeilles du même type (à ce stade l'ensemble </text:span><text:span text:style-name="T5">{IN_HIVE}</text:span><text:span text:style-name="T3"> </text:span><text:span text:style-name="T2">pour les </text:span><text:span text:style-name="T5">ScoutBee</text:span><text:span text:style-name="T2">, et le même ensemble pour les </text:span><text:span text:style-name="T5">WorkerBee</text:span><text:span text:style-name="T2">). Quelles modifications devez vous apporter aux constructeurs de </text:span><text:span text:style-name="T5">ScoutBee</text:span><text:span text:style-name="T3"> </text:span><text:span text:style-name="T2">et </text:span><text:span text:style-name="T5">WorkerBee</text:span><text:span text:style-name="T3"> </text:span><text:span text:style-name="T2">pour initialiser les états qui leur sont spécifiques?</text:span></text:p>
      <text:p text:style-name="Text_20_body"/>
      <text:p text:style-name="P3">Les constructeurs de ScoutBee et WorkerBee doivent aussi prendre en paramètre un vector de States comprenant les différents états possible dans lesquelles elles peuvent être, et il sera utilisé en faisant appel au constructeur de CFSM dans le constructeur de la classe Bee. </text:p>
      <text:p text:style-name="Text_20_body"/>
      <text:p text:style-name="P8">5.4 Sachant qu'une abeille peut aussi être amenée à oublier une position de fleur, comment modélisez-vous la mémoire des abeilles. Indiquez dans quelle(s) classe(s) et avec quel(s) attributs. Y a t-il des retouches à faire aux constructeurs, si oui lesquelles?</text:p>
      <text:p text:style-name="Text_20_body"/>
      <text:p text:style-name="P18">Il faut ajouter à Bee l’attribut de type Vec2d flower_location_. Ce dernier sera initalisé par le constructeur de Bee à (-1;-1); et il faudra donc créer les méthodes setFlower() et getFlower() pour respecter l’encapsulation.</text:p>
      <text:p text:style-name="Text_20_body"/>
      <text:p text:style-name="P13"><text:span text:style-name="T2">5.5 Quelle méthode doit impérativement être définie dans les sous-classes pour que les classes </text:span><text:span text:style-name="T5">WorkerBee</text:span><text:span text:style-name="T3"> </text:span><text:span text:style-name="T2">et </text:span><text:span text:style-name="T5">ScoutBee</text:span><text:span text:style-name="T3"> </text:span><text:span text:style-name="T2">soient instantiables?</text:span></text:p>
      <text:p text:style-name="Text_20_body"/>
      <text:p text:style-name="P18">La méthode onState doit être définie dans les sous classes.</text:p>
      <text:p text:style-name="Text_20_body"/>
      <text:p text:style-name="P13"><text:span text:style-name="T2">5.6 Quel type suggérez-vous de donner à ces attributs. Répondez à cette question dans votre fichier </text:span><text:span text:style-name="T6">REPONSES</text:span><text:span text:style-name="T3"> </text:span><text:span text:style-name="T2">et introduisez ces nouveaux attributs et faisant en sorte que les abeilles soit mises dans le mode </text:span><text:span text:style-name="T5">"au repos"</text:span><text:span text:style-name="T3"> </text:span><text:span text:style-name="T2">lors de sa création.</text:span></text:p>
      <text:p text:style-name="Text_20_body"/>
      <text:p text:style-name="P18">Les arguments auront comme type State, qui sera en fait un typedef du type Uid.</text:p>
      <text:p text:style-name="Text_20_body"/>
      <text:p text:style-name="P13"><text:span text:style-name="T2">5.7 Pourquoi ce traitement peut-il être entièrement mis en oeuvre dans la classe </text:span><text:span text:style-name="T5">Bee</text:span><text:span text:style-name="T3"> </text:span><text:span text:style-name="T2">alors que les taux ont des valeurs spécifiques pour chaque sous-type d'abeille?</text:span></text:p>
      <text:p text:style-name="Text_20_body"/>
      <text:p text:style-name="P18">Cela est possible car Bee n’est pas instantiable en tant que tel. Les taux sont initialisés via le constructeur de Bee mais au moyen de la méthode polymorphique getConfig, les taux sont donc différents selon le type d’abeille sur laquelle on opère.</text:p>
      <text:p text:style-name="Text_20_body"/>
      <text:p text:style-name="P12"><text:span text:style-name="T1">5.8 </text:span><text:span text:style-name="T3"> </text:span><text:span text:style-name="T2">Les états utilisés pour modéliser le comportement des éclaireuses sont maintenant complètement spécifiés (il y en aura d'autres pour les butineuses). Quelle incidence cela a t-il sur la "construction" ?</text:span></text:p>
      <text:p text:style-name="Text_20_body"><text:soft-page-break/></text:p>
      <text:p text:style-name="P19">Le constructeur d’une ScoutBee ou d’une workerBee doit maintenant prendre comme paramètre un vector de States, et ces States corresponderont aux états spécifiques que peut avoir l’abeille.</text:p>
      <text:p text:style-name="Text_20_body"/>
      <text:p text:style-name="P8">5.9  Lors de quelle transition, l'éclaireuse doit elle:</text:p>
      <text:list xml:id="list3882255680969492728" text:style-name="L2">
        <text:list-item>
          <text:p text:style-name="P15">"vider" sa mémoire (oublier une fleur qu'elle aurait mémorisée);</text:p>
        </text:list-item>
        <text:list-item>
          <text:p text:style-name="P15">se fixer sa ruche comme cible à atteindre.</text:p>
        </text:list-item>
      </text:list>
      <text:p text:style-name="Text_20_body"/>
      <text:p text:style-name="P19">L’éclaireuse doit vider sa mémoire lorsqu’elle est dans la ruche et qu’elle a partagé sa position (elle passe de IN_HIVE à SEEKING FLOWER). Elle doit se fixer sa ruche comme cible à atteindre lorsqu’elle a trouvé une fleur, donc quand elle passe de SEEKING FLOWER à RETURN_HIVE</text:p>
      <text:p text:style-name="Text_20_body"/>
      <text:p text:style-name="P7">5.10  Comment suggérez-vous de mettre en oeuvre la sélection d'une fleur à mémoriser par l'éclaireuse ?</text:p>
      <text:p text:style-name="Text_20_body"/>
      <text:p text:style-name="P19">La fleur à mémoriser peut être trouvée grâce à la méthode de l’environnement getCollidingFlower appelée avec en paramètre le vision range de la fleur. Si une fleur est en collision avec le vision range, alors il est retourné un pointeur sur cette fleur et nous pouvons obtenir sa position.</text:p>
      <text:p text:style-name="Text_20_body"/>
      <text:p text:style-name="P8">5.11 A quels moments et dans quelle méthode, la butineuse doit elle</text:p>
      <text:list xml:id="list8736375598577172121" text:style-name="L3">
        <text:list-item>
          <text:p text:style-name="P16">oublier qu'elle cible une fleur</text:p>
        </text:list-item>
        <text:list-item>
          <text:p text:style-name="P16">se fixer pour cible la fleur qu'elle a en mémoire</text:p>
        </text:list-item>
        <text:list-item>
          <text:p text:style-name="P16">se fixer pour cible sa propre ruche</text:p>
        </text:list-item>
        <text:list-item>
          <text:p text:style-name="P16">passer en mode de déplacement aléatoire</text:p>
        </text:list-item>
        <text:list-item>
          <text:p text:style-name="P16">passer en mode de déplacement ciblé ?</text:p>
        </text:list-item>
      </text:list>
      <text:p text:style-name="Text_20_body"/>
      <text:p text:style-name="P19">La butineuse doit oublier qu’elle cible une fleur lorsqu’elle passe de TO_FLOWER à COLLECT_POLLEN (dans onState)</text:p>
      <text:p text:style-name="P19">Elle doit se fixer pour cible la fleur qu’elle a en mémoire quand elle passe de IN_HIVE à TO_FLOWER (dans onState)</text:p>
      <text:p text:style-name="P19">Elle ne doit jamais passer en mode de déplacement aléatoire.</text:p>
      <text:p text:style-name="P19">Elle doit passer en mode de déplacement ciblé lorsqu’elle passe de IN_HIVE à TO_FLOWER et de COLLECT_POLLEN à RETURN_HIVE. Cela se fait dans la méthode onEnterState.</text:p>
      <text:p text:style-name="Text_20_body"/>
      <text:p text:style-name="P7"><text:soft-page-break/>ICC.  Pourquoi le fait de commencer par répertorier les abeilles à l'intérieur de la ruche permet-il potentiellement de réduire la complexité des traitements ? réduira t-on ainsi la complexité au pire cas ou plutôt en moyenne ?</text:p>
      <text:p text:style-name="Text_20_body"/>
      <text:p text:style-name="P3">Comme la méthode d’intéraction est plutôt lourde, il est mieux pour nous de ne l’utiliser que quand il le faut. De ce fait, on va avoir, en moyenne, relativement peu d’abeilles dans la ruche et donc il est important de les trouver en premier. Dans le pire des cas ou toutes les abeilles sont dans la ruche, cela serait plus lent que de les faire interagir tout de suite.</text:p>
      <text:p text:style-name="Text_20_body"/>
      <text:p text:style-name="P7">5.12 A ce propos, savez-vous pourquoi les tests de type ont si mauvaise réputation?</text:p>
      <text:p text:style-name="Text_20_body"/>
      <text:p text:style-name="P11">Les tests de type ne garantissent pas de retour, car leur implementation dépend du compilateur, entre autres choses, comme le système ou l’architecture (par exemple int 32 vs int 64). En général, un design avec test de type est un design sous-optimal.</text:p>
      <text:p text:style-name="Text_20_body"/>
      <text:h text:style-name="P21" text:outline-level="1">SEMAINE 10:</text:h>
      <text:p text:style-name="Text_20_body"/>
      <text:p text:style-name="P12"><text:span text:style-name="T2">6.1 Quelle(s) structure(s) de données choisissez-vous pour l'ensemble des graphes et l'ensemble des libellés de la classe </text:span><text:span text:style-name="T5">Stats</text:span><text:span text:style-name="T2">?</text:span></text:p>
      <text:p text:style-name="Text_20_body"/>
      <text:p text:style-name="P11">Une structure qui comporte un numero qui identifie le graphe, un titre, et un unique_ptr vers le graphe, encapsulée dans un vector.</text:p>
      <text:p text:style-name="Text_20_body"/>
      <text:p text:style-name="P12"><text:span text:style-name="T2">6.2 Quelles méthodes prévoyez-vous d'ajouter/modifier et dans quelles classes pour réaliser les décomptes souhaités et construire les ensembles </text:span><text:span text:style-name="T5">new_data</text:span><text:span text:style-name="T2">?</text:span></text:p>
      <text:p text:style-name="Text_20_body"/>
      <text:p text:style-name="P11">On doit avoir une méthode fetchData dans chaque classe qui donne des données dans un graphe. Pour le premier graphe, ce sera dans env.</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Verdana" svg:font-family="Verdana"/>
    <style:font-face style:name="Liberation Mono" svg:font-family="'Liberation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Devanagari" svg:font-family="'Adobe Devanagari'" style:font-family-generic="system" style:font-pitch="variable"/>
    <style:font-face style:name="Adobe Heiti Std R" svg:font-family="'Adobe Heiti Std 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Adobe Heiti Std R" style:font-size-asian="12pt" style:language-asian="zh" style:country-asian="CN" style:font-style-asian="normal" style:font-weight-asian="normal" style:font-name-complex="Adobe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Adobe Heiti Std R" style:font-size-asian="12pt" style:language-asian="zh" style:country-asian="CN" style:font-style-asian="normal" style:font-weight-asian="normal" style:font-name-complex="Adobe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H"/>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PONSES AUX QUESTIONS POSEES DURANT LE PROJET</text:p>
      </style:header>
      <style:footer>
        <text:p text:style-name="Footer"><text:tab/><text:tab/>Page <text:page-number text:select-page="current">9</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creator>Ilya Skurikhin</dc:creator>
    <meta:creation-date>2016-03-14T08:27:00Z</meta:creation-date>
    <dc:date>2016-05-29T19:56:24.633443348</dc:date>
    <meta:editing-cycles>16</meta:editing-cycles>
    <meta:editing-duration>PT17H26M16S</meta:editing-duration>
    <meta:document-statistic meta:table-count="0" meta:image-count="0" meta:object-count="0" meta:page-count="12" meta:paragraph-count="160" meta:word-count="3748" meta:character-count="23589" meta:non-whitespace-character-count="19994"/>
    <meta:template xlink:type="simple" xlink:actuate="onRequest" xlink:title="" xlink:href="Normal"/>
  </office:meta>
</office:document-meta>
</file>